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uesday (27 th may 2025)</text:span></text:p>
      <text:p text:style-name="Standard"/>
      <text:p text:style-name="Standard">Went through all the IPCC chapters and the orientation guide.</text:p>
      <text:p text:style-name="Standard"/>
      <text:p text:style-name="Standard"><text:span text:style-name="T1">Wednesday (28 th may 2025)</text:span></text:p>
      <text:p text:style-name="Standard"/>
      <text:p text:style-name="Standard">Selected chapter from IPCC (working group 1 , CH-8 , Water Cycle Changes)</text:p>
      <text:p text:style-name="Standard"/>
      <text:p text:style-name="Standard"><text:span text:style-name="T1">Thursday (29 th may 2025)</text:span></text:p>
      <text:p text:style-name="Standard"/>
      <text:p text:style-name="Standard">Installed Python, Notepad++, Vs code and Git Bash</text:p>
      <text:p text:style-name="Standard">Cloned the Amilib repository and ran pytest and got 2 module errors on pytest (KeyBERT and Matplotlib), solved these errors and ran pytest again.</text:p>
      <text:p text:style-name="Standard"/>
      <text:p text:style-name="Standard"><text:span text:style-name="T1">Friday (30th may 2025) </text:span></text:p>
      <text:p text:style-name="Standard"/>
      <text:p text:style-name="Standard">Got unicode, file, module errors on pytest tried solving them.</text:p>
      <text:p text:style-name="Standard"/>
      <text:p text:style-name="Standard"><text:span text:style-name="T1">Saturday (31st may 2025)</text:span></text:p>
      <text:p text:style-name="Standard"/>
      <text:p text:style-name="Standard">Tried to extract keywords from ipcc chapter using beautiful soup and got an error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102" meta:character-count="594" meta:non-whitespace-character-count="502"/>
    <meta:generator>LibreOfficeDev/6.0.5.2$Linux_X86_64 LibreOffice_project/</meta:generator>
  </office:meta>
</office:document-meta>
</file>